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Heading_20_1">
      <style:text-properties fo:language="de" fo:country="D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151b7"/>
    </style:style>
    <style:style style:name="T11" style:family="text">
      <style:text-properties officeooo:rsid="0018a6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Ziel</text:h>
      <text:p text:style-name="P1">Sprachlehrer-Webseite für mich</text:p>
      <text:h text:style-name="P10" text:outline-level="1">Schritte</text:h>
      <text:p text:style-name="P2">Link zu meinem FB-Profil</text:p>
      <text:p text:style-name="P3">Main Page: Bild + Text <text:span text:style-name="T10">über mein Angebot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Layout: Use cards? Image as background?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8-12-28T20:30:27.690000000</dc:date>
    <meta:editing-duration>P1DT13H39M28S</meta:editing-duration>
    <meta:editing-cycles>28</meta:editing-cycles>
    <meta:document-statistic meta:table-count="0" meta:image-count="0" meta:object-count="0" meta:page-count="1" meta:paragraph-count="12" meta:word-count="128" meta:character-count="1021" meta:non-whitespace-character-count="803"/>
  </office:meta>
</office:document-meta>
</file>